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sv</text:p>
          </table:table-cell>
          <table:table-cell office:value-type="string">
            <text:p>Infoga Ant~eckning</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sv</text:p>
          </table:table-cell>
          <table:table-cell office:value-type="string">
            <text:p>Aktivera ~naturlig sorteri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sv</text:p>
          </table:table-cell>
          <table:table-cell office:value-type="string">
            <text:p>Spara ~Grafik ...</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sv</text:p>
          </table:table-cell>
          <table:table-cell office:value-type="string">
            <text:p>\&lt;bookmark_value\&gt;sortering; alternativ för databasområden\&lt;/bookmark_value\&gt;\&lt;bookmark_value\&gt;sortering;Asiatiska språk\&lt;/bookmark_value\&gt;\&lt;bookmark_value\&gt;Asiatiska språk;sortering\&lt;/bookmark_value\&gt;\&lt;bookmark_value\&gt;Sorteringsregler för telefonbok\&lt;/bookmark_value\&gt;\&lt;bookmark_value\&gt;naturlig sorteringsalgorit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sv</text:p>
          </table:table-cell>
          <table:table-cell office:value-type="string">
            <text:p>bookmark_value\&gt;sorteringsregler för telefonbok</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sv</text:p>
          </table:table-cell>
          <table:table-cell office:value-type="string">
            <text:p><text:s/>\&lt;ahelp hid=\"SC:CHECKBOX:RID_SCPAGE_SORT_OPTIONS:BTN_NATURALSORT\"\&gt;Naturlig sortering är en sorteringsalgoritm som sorterar strängprefixnummer efter varje enskild siffras värde istället för det traditionella sättet att sortera dem.\&lt;/ahelp\&gt;Som exempel: Låt oss anta att du har en serie värden såsom A1, A2, A3, A4, A5, A6, ..., A19, A20, A21. Sätter du in dessa värden i en serie celler och kör sorteringen får du A1, A11, A12, A13, ..., A19, A2, A20, A21, A3, A4, A5, ..., A9. Medan denna sortering är vettig för de som förstår den bakomliggande sorteringsmekanismen kan den tyckas olämplig eller bisarr för andra.</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sv</text:p>
          </table:table-cell>
          <table:table-cell office:value-type="string">
            <text:p>Till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sv</text:p>
          </table:table-cell>
          <table:table-cell office:value-type="string">
            <text:p>Användbara %PRODUCTNAME-tillbehör inkluderande gallerier, mallar, provdokument, och 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Gal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PRODUCTNAME-galleriet innehåller fler än 2900 element i olika kategori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Skapa perfekta dokument på några sekunder med dokument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 är bra att lära av.</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PRODUCTNAME-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material för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Ytterligare teckensnitt för %PRODUCTNAME och andra progr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VG-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töd för SVG-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Bruksanvisning</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sv</text:p>
          </table:table-cell>
          <table:table-cell office:value-type="string">
            <text:p>Bygge i samarbete med gemenskapen framtaget av OxygenOffice-laget. För tillkännagivelser, se: <text:a xlink:href="http://www.openoffice.org/welcome/credits.html">http://www.openoffice.org/welcome/credits.html</text:a></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sv</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sv</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sv</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sv</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sv</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sv</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sv</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sv</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sv</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sv</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sv</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sv</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sv</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sv</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sv</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sv</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sv</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sv</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sv</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sv</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sv</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sv</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sv</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sv</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sv</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sv</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sv</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sv</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sv</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sv</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sv</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sv</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sv</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sv</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sv</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sv</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2:29</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4:52</meta:creation-date>
    <dc:creator>AgentK</dc:creator>
    <dc:date>2008-03-15T17:12:29</dc:date>
    <meta:editing-cycles>4</meta:editing-cycles>
    <meta:editing-duration>PT1H21M15S</meta:editing-duration>
    <meta:user-defined meta:name="Info 1"/>
    <meta:user-defined meta:name="Info 2"/>
    <meta:user-defined meta:name="Info 3"/>
    <meta:user-defined meta:name="Info 4"/>
    <meta:document-statistic meta:table-count="1" meta:cell-count="1636"/>
  </office:meta>
</office:document-meta>
</file>